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673in"/>
    </style:style>
    <style:style style:name="co3" style:family="table-column">
      <style:table-column-properties fo:break-before="auto" style:column-width="0.989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2">
          <table:table-cell table:style-name="Default" office:value-type="string">
            <text:p>Prio</text:p>
          </table:table-cell>
          <table:table-cell table:style-name="Default" office:value-type="string">
            <text:p>Topic</text:p>
          </table:table-cell>
          <table:table-cell table:style-name="Default" office:value-type="string">
            <text:p>Gemeldet von</text:p>
          </table:table-cell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string">
            <text:p>CSS-Styles löschen wegen IE Problem</text:p>
          </table:table-cell>
          <table:table-cell table:style-name="Default" office:value-type="string">
            <text:p>Amanda</text:p>
          </table:table-cell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string">
            <text:p>Erfasste Artikel in Artikelerfassung anzeigen</text:p>
          </table:table-cell>
          <table:table-cell table:style-name="Default" office:value-type="string">
            <text:p>Birgit</text:p>
          </table:table-cell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office:value-type="string">
            <text:p>CSV-Dateien aller Listen exportieren</text:p>
          </table:table-cell>
          <table:table-cell table:style-name="Default" office:value-type="string">
            <text:p>Amanda</text:p>
          </table:table-cell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PLZ-Eingabe sucht automatisch den Ort</text:p>
          </table:table-cell>
          <table:table-cell table:style-name="Default" office:value-type="string">
            <text:p>Birgit</text:p>
          </table:table-cell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Liste freigeben. Beim Freigeben alle Artikel löschen und Korbfarbe</text:p>
          </table:table-cell>
          <table:table-cell table:style-name="Default" office:value-type="string">
            <text:p>Amanda</text:p>
          </table:table-cell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CSV-Dateien alter Listen einlesen</text:p>
          </table:table-cell>
          <table:table-cell table:style-name="Default"/>
        </table:table-row>
        <table:table-row table:style-name="ro2">
          <table:table-cell table:style-name="Default" office:value-type="float" office:value="4">
            <text:p>4</text:p>
          </table:table-cell>
          <table:table-cell table:style-name="Default" office:value-type="string">
            <text:p>Change im Profil um das Avatar zu ändern</text:p>
          </table:table-cell>
          <table:table-cell table:style-name="Default" office:value-type="string">
            <text:p>Tina</text:p>
          </table:table-cell>
        </table:table-row>
        <table:table-row table:style-name="ro2">
          <table:table-cell table:style-name="Default" office:value-type="float" office:value="4">
            <text:p>4</text:p>
          </table:table-cell>
          <table:table-cell table:style-name="Default" office:value-type="string">
            <text:p>Die csv-Datei in tmp-Verzeichnis speichern</text:p>
          </table:table-cell>
          <table:table-cell table:style-name="Default"/>
        </table:table-row>
        <table:table-row table:style-name="ro2">
          <table:table-cell table:style-name="Default" office:value-type="float" office:value="4">
            <text:p>4</text:p>
          </table:table-cell>
          <table:table-cell table:style-name="Default" office:value-type="string">
            <text:p>csv-Dateien löschen wenn gesendet wurde</text:p>
          </table:table-cell>
          <table:table-cell table:style-name="Default"/>
        </table:table-row>
        <table:table-row table:style-name="ro2">
          <table:table-cell office:value-type="string">
            <text:p><text:s/></text:p>
          </table:table-cell>
          <table:table-cell office:value-type="string">
            <text:p>Liste suchen Verkäufer, freie, registrierte, event</text:p>
          </table:table-cell>
          <table:table-cell office:value-type="string">
            <text:p>Amanda</text:p>
          </table:table-cell>
        </table:table-row>
        <table:table-row table:style-name="ro2">
          <table:table-cell/>
          <table:table-cell office:value-type="string">
            <text:p>Benutzer suchen</text:p>
          </table:table-cell>
          <table:table-cell/>
        </table:table-row>
        <table:table-row table:style-name="ro2">
          <table:table-cell/>
          <table:table-cell office:value-type="string">
            <text:p>Checkbox für Neuigkeiten vor Zeile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Abgeschlossene Listen in Listenübersicht grün kennzeichnen</text:p>
          </table:table-cell>
          <table:table-cell office:value-type="string">
            <text:p>Amanda</text:p>
          </table:table-cell>
        </table:table-row>
        <table:table-row table:style-name="ro2">
          <table:table-cell table:style-name="ce2"/>
          <table:table-cell table:style-name="ce2" office:value-type="string">
            <text:p>Unsicher, ob Korbfarbe gespeichert wurde</text:p>
          </table:table-cell>
          <table:table-cell table:style-name="ce2" office:value-type="string">
            <text:p>Simone</text:p>
          </table:table-cell>
        </table:table-row>
        <table:table-row table:style-name="ro2">
          <table:table-cell table:style-name="ce2"/>
          <table:table-cell table:style-name="ce2" office:value-type="string">
            <text:p>Eigene Schaltfläche 'abmelden'</text:p>
          </table:table-cell>
          <table:table-cell table:style-name="ce2" office:value-type="string">
            <text:p>Bernd</text:p>
          </table:table-cell>
        </table:table-row>
        <table:table-row table:style-name="ro2">
          <table:table-cell/>
          <table:table-cell office:value-type="string">
            <text:p>Password digest unterdrücken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Password übersetzen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Passwortbestätigung Übersetzung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Benutzer in Listenübersicht anzeigen</text:p>
          </table:table-cell>
          <table:table-cell/>
        </table:table-row>
        <table:table-row table:style-name="ro2">
          <table:table-cell/>
          <table:table-cell office:value-type="string">
            <text:p>Mussfelder mit * Kennzeichnen oder Info: Alle Felder sind Mussfelder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Artikelpreis &gt; 999 abfangen; keine Begrenzung des Preises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Kennwort bei Änderung des Profils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Vergessenes Kennwort zurücksetzen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Wusste nicht wie Liste abzuschließen ist</text:p>
          </table:table-cell>
          <table:table-cell office:value-type="string">
            <text:p>Simone</text:p>
          </table:table-cell>
        </table:table-row>
        <table:table-row table:style-name="ro2">
          <table:table-cell/>
          <table:table-cell office:value-type="string">
            <text:p>Listen verschicken - mit Info Liste verschickt am …....</text:p>
          </table:table-cell>
          <table:table-cell office:value-type="string">
            <text:p>Simone</text:p>
          </table:table-cell>
        </table:table-row>
        <table:table-row table:style-name="ro2">
          <table:table-cell/>
          <table:table-cell office:value-type="string">
            <text:p>Artikelnummer ändert sich bei Änderung des Artikels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Wenn Liste voll ist Schaltfläche “nächster Artikel nicht anzeigen”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Reihenfolge der Artikel Etiketten</text:p>
          </table:table-cell>
          <table:table-cell office:value-type="string">
            <text:p>Tina</text:p>
          </table:table-cell>
        </table:table-row>
        <table:table-row table:style-name="ro4">
          <table:table-cell/>
          <table:table-cell office:value-type="string">
            <text:p>Schaltflächen bei Artikelerfassung:</text:p>
            <text:p>“Artikel speichern - nächsten Artikel eingeben”</text:p>
            <text:p>“Artikel speichern - zurück zur Artikelübersicht”</text:p>
            <text:p>“Abbrechen - nicht speichern”</text:p>
          </table:table-cell>
          <table:table-cell office:value-type="string">
            <text:p>Amanda</text:p>
          </table:table-cell>
        </table:table-row>
        <table:table-row table:style-name="ro2">
          <table:table-cell/>
          <table:table-cell office:value-type="string">
            <text:p>Infotexte von Deiner Besten eingeben, Termine, etc.</text:p>
          </table:table-cell>
          <table:table-cell/>
        </table:table-row>
        <table:table-row table:style-name="ro2">
          <table:table-cell/>
          <table:table-cell office:value-type="string">
            <text:p>Preis 1,5 soll 1,50 sein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Deutschland im Profil vorbelegen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Auf der Home Page fehlen zwei Kommas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Bei Artikel erfassen Links 'zurück', 'Listen und Etiketten drucken', 'Hauptmenü'</text:p>
          </table:table-cell>
          <table:table-cell office:value-type="string">
            <text:p>Bernd</text:p>
          </table:table-cell>
        </table:table-row>
        <table:table-row table:style-name="ro2">
          <table:table-cell/>
          <table:table-cell office:value-type="string">
            <text:p>Erstelle Artikel in Speichere Artikel umbenennen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In der User Page unter dem Button 'Artikel eingeben', 'Liste drucken', 'Etiketten drucken'</text:p>
          </table:table-cell>
          <table:table-cell/>
        </table:table-row>
        <table:table-row table:style-name="ro2">
          <table:table-cell/>
          <table:table-cell office:value-type="string">
            <text:p>'Liste drucken' und 'Etiketten drucken' Links erst wenn Liste verschickt wurde</text:p>
          </table:table-cell>
          <table:table-cell/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office:value-type="string">
            <text:p>Nachrichten an Verkäufer schicken, die News erhalten wollen</text:p>
          </table:table-cell>
          <table:table-cell table:style-name="Default"/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Contact Seite um Nachrichten an Börse Burgthann zu senden</text:p>
          </table:table-cell>
          <table:table-cell table:style-name="Default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C3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Sugar</meta:initial-creator>
    <meta:creation-date>2013-07-16T19:02:11</meta:creation-date>
    <dc:date>2013-07-27T23:16:41</dc:date>
    <dc:creator>Pierre Sugar</dc:creator>
    <meta:editing-duration>P8DT4H9M29S</meta:editing-duration>
    <meta:editing-cycles>21</meta:editing-cycles>
    <meta:generator>LibreOffice/3.5$Linux_X86_64 LibreOffice_project/350m1$Build-2</meta:generator>
    <meta:printed-by>Pierre Sugar</meta:printed-by>
    <meta:print-date>2013-07-22T22:59:53</meta:print-date>
    <meta:document-statistic meta:table-count="3" meta:cell-count="83" meta:object-count="0"/>
  </office:meta>
</office:document-meta>
</file>